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39c" officeooo:paragraph-rsid="0007e3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ghjvhmbvjmbhjmvbnvj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5:33:42.543729335</meta:creation-date>
    <dc:date>2023-09-08T15:34:05.268636811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22" meta:non-whitespace-character-count="22"/>
    <meta:generator>LibreOffice/7.3.5.2$Linux_X86_64 LibreOffice_project/30$Build-2</meta:generator>
  </office:meta>
</office:document-meta>
</file>